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36in"/>
    </style:style>
    <style:style style:name="Table1.B" style:family="table-column">
      <style:table-column-properties style:column-width="4.8785in"/>
    </style:style>
    <style:style style:name="Table1.C" style:family="table-column">
      <style:table-column-properties style:column-width="1.6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3" style:family="paragraph" style:parent-style-name="Standard">
      <style:paragraph-properties fo:margin-top="0in" fo:margin-bottom="0in" style:contextual-spacing="false" fo:line-height="100%" fo:padding="0in" fo:border="none"/>
      <style:text-properties style:font-name="Times New Roman" fo:font-size="9pt" officeooo:paragraph-rsid="000a8f7e" style:font-size-asian="9pt" style:font-size-complex="9pt"/>
    </style:style>
    <style:style style:name="P4" style:family="paragraph" style:parent-style-name="Standard">
      <style:paragraph-properties fo:margin-top="0in" fo:margin-bottom="0in" style:contextual-spacing="false" fo:line-height="100%" fo:padding="0in" fo:border="none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fo:color="#333333" style:font-name="Times New Roman" fo:font-size="9pt" fo:letter-spacing="normal" fo:font-style="normal" fo:font-weight="normal" style:font-size-asian="9pt" style:font-size-complex="9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fo:color="#333333" style:font-name="Times New Roman" fo:font-size="9pt" fo:letter-spacing="normal" fo:font-style="normal" fo:font-weight="normal" officeooo:paragraph-rsid="000c607f" style:font-size-asian="9pt" style:font-size-complex="9pt"/>
    </style:style>
    <style:style style:name="P7" style:family="paragraph" style:parent-style-name="Text_20_body">
      <style:text-properties style:font-name="FreeSans" officeooo:rsid="00135086" officeooo:paragraph-rsid="00135086"/>
    </style:style>
    <style:style style:name="P8" style:family="paragraph" style:parent-style-name="Text_20_body">
      <style:text-properties style:font-name="FreeSans" fo:font-size="10pt" officeooo:rsid="00135086" officeooo:paragraph-rsid="001848c2" style:font-size-asian="10pt" style:font-size-complex="10pt"/>
    </style:style>
    <style:style style:name="P9" style:family="paragraph" style:parent-style-name="Text_20_body">
      <style:text-properties style:font-name="FreeSans" fo:font-size="9pt" fo:font-weight="bold" style:font-size-asian="9pt" style:font-weight-asian="bold" style:font-size-complex="9pt" style:font-weight-complex="bold"/>
    </style:style>
    <style:style style:name="P10" style:family="paragraph" style:parent-style-name="Text_20_body">
      <style:text-properties fo:font-variant="normal" fo:text-transform="none" fo:color="#333333" style:font-name="FreeSans" fo:font-size="10pt" fo:letter-spacing="normal" fo:font-style="normal" fo:font-weight="normal" officeooo:rsid="001848c2" officeooo:paragraph-rsid="001848c2" style:font-size-asian="10pt" style:font-size-complex="10pt"/>
    </style:style>
    <style:style style:name="P11" style:family="paragraph" style:parent-style-name="Text_20_body">
      <style:text-properties fo:font-variant="normal" fo:text-transform="none" fo:color="#333333" style:font-name="FreeSans" fo:font-size="10pt" fo:letter-spacing="normal" fo:font-style="normal" fo:font-weight="normal" officeooo:rsid="00195307" officeooo:paragraph-rsid="00195307" style:font-size-asian="10pt" style:font-size-complex="10pt"/>
    </style:style>
    <style:style style:name="P12" style:family="paragraph" style:parent-style-name="Text_20_body">
      <style:text-properties fo:font-variant="normal" fo:text-transform="none" fo:color="#333333" style:font-name="FreeSans" fo:font-size="10pt" fo:letter-spacing="normal" fo:font-style="normal" fo:font-weight="normal" officeooo:paragraph-rsid="001848c2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fo:color="#333333" style:font-name="Times New Roman" fo:font-size="9pt" fo:letter-spacing="normal" fo:font-style="normal" fo:font-weight="normal" style:font-size-asian="9pt" style:font-size-complex="9pt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fo:color="#333333" style:font-name="Times New Roman" fo:font-size="9pt" fo:letter-spacing="normal" fo:font-style="normal" fo:font-weight="normal" style:font-size-asian="9pt" style:font-size-complex="9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fo:color="#333333" style:font-name="Times New Roman" fo:font-size="9pt" fo:letter-spacing="normal" fo:font-style="normal" fo:font-weight="normal" officeooo:paragraph-rsid="000a8f7e" style:font-size-asian="9pt" style:font-size-complex="9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fo:color="#333333" style:font-name="Times New Roman" fo:font-size="9pt" fo:letter-spacing="normal" fo:font-style="normal" fo:font-weight="normal" officeooo:paragraph-rsid="000c607f" style:font-size-asian="9pt" style:font-size-complex="9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fo:color="#333333" style:font-name="Times New Roman" fo:font-size="9pt" fo:letter-spacing="normal" fo:font-style="normal" fo:font-weight="normal" officeooo:paragraph-rsid="000c607f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fo:color="#333333" style:font-name="Times New Roman" fo:font-size="9pt" fo:letter-spacing="normal" fo:font-style="normal" fo:font-weight="normal" style:font-name-asian="Helvetica Neue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fo:color="#333333" style:font-name="Times New Roman" fo:font-size="9pt" fo:letter-spacing="normal" fo:font-style="normal" fo:font-weight="normal" officeooo:paragraph-rsid="000c607f" style:font-name-asian="Helvetica Neue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variant="normal" fo:text-transform="none" fo:color="#333333" style:font-name="Times New Roman" fo:font-size="9pt" fo:letter-spacing="normal" fo:font-style="normal" fo:font-weight="normal" style:font-size-asian="9pt" style:font-size-complex="9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style:font-name="Times New Roman" fo:font-size="9pt" style:font-size-asian="9pt" style:font-size-complex="9pt"/>
    </style:style>
    <style:style style:name="P22" style:family="paragraph" style:parent-style-name="Text_20_body" style:list-style-name="L2">
      <style:paragraph-properties fo:margin-top="0in" fo:margin-bottom="0in" style:contextual-spacing="false" fo:line-height="100%" fo:padding="0in" fo:border="none"/>
      <style:text-properties fo:font-variant="normal" fo:text-transform="none" fo:color="#333333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ext_20_body">
      <style:paragraph-properties fo:margin-top="0in" fo:margin-bottom="0in" style:contextual-spacing="false" fo:line-height="100%"/>
      <style:text-properties fo:font-variant="normal" fo:text-transform="none" fo:color="#333333" style:font-name="Times New Roman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weight="bold" officeooo:rsid="000eeafd" officeooo:paragraph-rsid="0010a57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9pt" officeooo:rsid="0007e65f" officeooo:paragraph-rsid="0007e65f" style:font-size-asian="9pt" style:font-size-complex="9pt"/>
    </style:style>
    <style:style style:name="P26" style:family="paragraph" style:parent-style-name="Table_20_Contents">
      <style:text-properties officeooo:rsid="000a8f7e" officeooo:paragraph-rsid="000a8f7e"/>
    </style:style>
    <style:style style:name="P27" style:family="paragraph" style:parent-style-name="Table_20_Contents">
      <style:text-properties fo:font-size="9pt" style:font-size-asian="9pt" style:font-size-complex="9pt"/>
    </style:style>
    <style:style style:name="P28" style:family="paragraph" style:parent-style-name="Table_20_Contents">
      <style:text-properties fo:font-size="9pt" officeooo:rsid="00135086" officeooo:paragraph-rsid="00135086" style:font-size-asian="9pt" style:font-size-complex="9pt"/>
    </style:style>
    <style:style style:name="P29" style:family="paragraph" style:parent-style-name="Table_20_Contents">
      <style:text-properties fo:font-size="9pt" officeooo:rsid="00139425" officeooo:paragraph-rsid="00139425" style:font-size-asian="9pt" style:font-size-complex="9pt"/>
    </style:style>
    <style:style style:name="P30" style:family="paragraph" style:parent-style-name="Table_20_Contents">
      <style:text-properties fo:font-size="9pt" officeooo:rsid="00157956" officeooo:paragraph-rsid="00157956" style:font-size-asian="9pt" style:font-size-complex="9pt"/>
    </style:style>
    <style:style style:name="P31" style:family="paragraph" style:parent-style-name="Table_20_Contents">
      <style:text-properties fo:font-size="9pt" officeooo:rsid="0016cd8b" officeooo:paragraph-rsid="0016cd8b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officeooo:rsid="00135086" officeooo:paragraph-rsid="00135086"/>
    </style:style>
    <style:style style:name="P33" style:family="paragraph" style:parent-style-name="Table_20_Contents">
      <style:paragraph-properties fo:text-align="center" style:justify-single-word="false"/>
      <style:text-properties officeooo:rsid="000c607f" officeooo:paragraph-rsid="000c607f"/>
    </style:style>
    <style:style style:name="P34" style:family="paragraph" style:parent-style-name="Table_20_Contents">
      <style:paragraph-properties fo:margin-left="0in" fo:margin-right="0in" style:line-height-at-least="0.2189in" fo:text-indent="0in" style:auto-text-indent="false"/>
      <style:text-properties fo:font-variant="normal" fo:text-transform="none" fo:color="#333333" style:font-name="FreeSans" fo:font-size="9pt" fo:letter-spacing="normal" fo:font-style="normal" fo:font-weight="bold" officeooo:rsid="000a8f7e" officeooo:paragraph-rsid="000a8f7e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margin-left="0in" fo:margin-right="0in" fo:margin-top="0in" fo:margin-bottom="0in" style:contextual-spacing="false" fo:line-height="100%" fo:text-indent="0in" style:auto-text-indent="false"/>
      <style:text-properties fo:font-variant="normal" fo:text-transform="none" fo:color="#333333" style:font-name="Times New Roman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officeooo:rsid="000a8f7e"/>
    </style:style>
    <style:style style:name="T4" style:family="text">
      <style:text-properties fo:font-style="italic"/>
    </style:style>
    <style:style style:name="T5" style:family="text">
      <style:text-properties officeooo:rsid="000c607f"/>
    </style:style>
    <style:style style:name="T6" style:family="text">
      <style:text-properties officeooo:rsid="00139425"/>
    </style:style>
    <style:style style:name="T7" style:family="text">
      <style:text-properties officeooo:rsid="001848c2"/>
    </style:style>
    <style:style style:name="T8" style:family="text">
      <style:text-properties officeooo:rsid="00135086" style:font-size-asian="10pt" style:font-size-complex="10pt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I have really run out of time, and I'm not proud of the look of the code. <text:s/>A lot of improvements could be made, both to the code and comments, and to the documentation and the video. <text:s/>I apologize for the video being fuzzy, but you can get a good idea of how it works over a very slow internet connection.</text:p>
      <text:p text:style-name="P10"/>
      <text:p text:style-name="P11">All the code is open-source.</text:p>
      <text:p text:style-name="P8"/>
      <text:p text:style-name="P8"><text:span text:style-name="T7">In the following table, a</text:span>ll server code is relative to</text:p>
      <text:p text:style-name="P8"><text:s text:c="4"/>potlatch-server/src/main/java/localhost.potlatchserver</text:p>
      <text:p text:style-name="P8">and client code is relative to</text:p>
      <text:p text:style-name="P8"><text:s text:c="4"/>potlatch-client/src/localhost.potlatchclient</text:p>
      <text:p text:style-name="P12"><text:span text:style-name="T8">unless otherwise specified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34">BASIC PROJECT REQUIREMENTS</text:p>
          </table:table-cell>
          <table:table-cell table:style-name="Table1.C1" office:value-type="string">
            <text:p text:style-name="P25">Location in code</text:p>
          </table:table-cell>
        </table:table-row>
        <table:table-row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5">App supports multiple users via individual user accounts</text:p>
            <text:p text:style-name="P35">Rubric:<text:line-break/>0 - Needs Improvement: Does not support multiple users<text:line-break/>1 - Partially Complete: Supports multiple users via individual accounts, but cap on number of users is too small<text:line-break/>1 - Partially Complete: Supports multiple users, but without individual accounts<text:line-break/>2 - Complete: Supports multiple users via individual accounts (cap on number of users is reasonable)</text:p>
          </table:table-cell>
          <table:table-cell table:style-name="Table1.C2" office:value-type="string">
            <text:p text:style-name="P28">Server: auth/OAuth2SecurityConfiguration.java line 167-<text:span text:style-name="T6">174</text:span></text:p>
            <text:p text:style-name="P28">Client:</text:p>
            <text:p text:style-name="P28">Config.java line 11</text:p>
          </table:table-cell>
        </table:table-row>
        <table:table-row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23">App contains at least one user facing function available only to authenticated users</text:p>
            <text:p text:style-name="P20">Rubric:<text:line-break/>0 - Needs Improvement: No user facing function requires authenticated user account<text:line-break/>1 - Partially Complete<text:line-break/>2 - Complete: Contains one or more user facing functions requiring authenticated user account</text:p>
          </table:table-cell>
          <table:table-cell table:style-name="Table1.C2" office:value-type="string">
            <text:p text:style-name="P28">All functions require authentication.</text:p>
          </table:table-cell>
        </table:table-row>
        <table:table-row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23">App comprises at least 1 instance of each of at least 2 of the following 4 fundamental Android components: </text:p>
            <text:list xml:id="list2858045653262494058" text:style-name="L2">
              <text:list-item>
                <text:p text:style-name="P14">Activity</text:p>
              </text:list-item>
              <text:list-item>
                <text:p text:style-name="P22">BroadcastReceiver</text:p>
              </text:list-item>
              <text:list-item>
                <text:p text:style-name="P22">Service</text:p>
              </text:list-item>
              <text:list-item>
                <text:p text:style-name="P22">ContentProvider</text:p>
              </text:list-item>
            </text:list>
            <text:p text:style-name="P21"><text:span text:style-name="T1">Rubric:</text:span><text:line-break/><text:span text:style-name="T1">0 - Needs Improvement: Uses no components</text:span><text:line-break/><text:span text:style-name="T1">1 - Partially Complete: Uses at least one instance of only one component</text:span><text:line-break/><text:span text:style-name="T1">2 - Complete: Uses at least one instance each of at least 2 components</text:span></text:p>
          </table:table-cell>
          <table:table-cell table:style-name="Table1.C2" office:value-type="string">
            <text:p text:style-name="P28">Client: MainActivity.java and several other activities.</text:p>
          </table:table-cell>
        </table:table-row>
        <table:table-row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23">App interacts with at least one remotely-hosted Java Spring-based service</text:p>
            <text:p text:style-name="P20">Rubric:<text:line-break/>0 - Needs Improvement: App does not interact with a Java Spring-based service<text:line-break/>1 - Partially Complete<text:line-break/>2 - Complete: App interacts with 1 or more remotely-hosted Java Spring-based service(s)</text:p>
          </table:table-cell>
          <table:table-cell table:style-name="Table1.C2" office:value-type="string">
            <text:p text:style-name="P28">Client: client/MediaSvcApi.java and client/ChainSvcApi.java</text:p>
          </table:table-cell>
        </table:table-row>
        <table:table-row>
          <table:table-cell table:style-name="Table1.A2" office:value-type="string">
            <text:p text:style-name="P32">5</text:p>
          </table:table-cell>
          <table:table-cell table:style-name="Table1.A2" office:value-type="string">
            <text:p text:style-name="P3">App interacts over the network via HTTP<text:line-break/>Rubric:<text:line-break/>0 - Needs Improvement: App does not interact over the network via HTTP<text:line-break/>1 - Partially Compete<text:line-break/>2 - Complete: App interacts over the network via HTTP</text:p>
          </table:table-cell>
          <table:table-cell table:style-name="Table1.C2" office:value-type="string">
            <text:p text:style-name="P28">See above</text:p>
          </table:table-cell>
        </table:table-row>
        <table:table-row>
          <table:table-cell table:style-name="Table1.A2" office:value-type="string">
            <text:p text:style-name="P32">6</text:p>
          </table:table-cell>
          <table:table-cell table:style-name="Table1.A2" office:value-type="string">
            <text:p text:style-name="P13">App allows users to navigate between 3 or more user interface screens at runtime</text:p>
            <text:p text:style-name="P15">Rubric:<text:line-break/><text:soft-page-break/>0 - Needs Improvement: Users can only access 1 (or no) interface screens at runtime<text:line-break/>1 - Partially Complete: Users can navigate between only 2 user interface screens at runtime<text:line-break/>2 - Complete: Users can navigate between 3 or more user interface screens at runtime</text:p>
          </table:table-cell>
          <table:table-cell table:style-name="Table1.C2" office:value-type="string">
            <text:p text:style-name="P28">Client: MainActivity.java, CreateChainActivity.java, <text:soft-page-break/>DisplayChainActivity.java, DisplayGiftActivity.java, etc.</text:p>
          </table:table-cell>
        </table:table-row>
        <table:table-row>
          <table:table-cell table:style-name="Table1.A2" office:value-type="string">
            <text:p text:style-name="P32">7</text:p>
          </table:table-cell>
          <table:table-cell table:style-name="Table1.A2" office:value-type="string">
            <text:p text:style-name="P13">App uses at least one advanced capability or API from the following list (covered in the MoCCA Specialization): multimedia capture, multimedia playback, touch gestures, sensors, animation.**</text:p>
            <text:p text:style-name="P13">**Learners are welcome to use ADDITIONAL other advanced capabilities (e.g., BlueTooth, Wifi-Direct networking, push notifications, search), but must also use at least one from the MoCCA list.</text:p>
            <text:p text:style-name="P15">Rubric:<text:line-break/>0 - Needs Improvement: App does not use an advanced capability or API from the MoCCA list<text:line-break/>1 - Partially Complete<text:line-break/>2 - Complete: App uses at least one advanced capability or API from the MoCCA list above</text:p>
          </table:table-cell>
          <table:table-cell table:style-name="Table1.C2" office:value-type="string">
            <text:p text:style-name="P28">Client: CreateGiftActivity.java line 60-<text:span text:style-name="T6">64</text:span></text:p>
          </table:table-cell>
        </table:table-row>
        <table:table-row>
          <table:table-cell table:style-name="Table1.A2" office:value-type="string">
            <text:p text:style-name="P32">8</text:p>
          </table:table-cell>
          <table:table-cell table:style-name="Table1.A2" office:value-type="string">
            <text:p text:style-name="P3">App supports at least one operation that is performed off the UI Thread in one or more background Threads of Thread pool.<text:line-break/>Rubric:<text:line-break/>0 - Needs Improvement: The app does not support any operations off the UI Thread<text:line-break/>2 - Complete: The app does support at least one operation off the UI Thread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FUNCTIONAL DESCRIPTION<text:span text:style-name="T3">S</text:span> AND APP REQUIREMENTS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3">1</text:p>
          </table:table-cell>
          <table:table-cell table:style-name="Table1.A2" office:value-type="string">
            <text:p text:style-name="P4">App defines a <text:span text:style-name="T4">Gift</text:span> as a unit of data containing an image, a title, and optional accompanying text.<text:line-break/>Rubric:<text:line-break/>0 - Needs Improvement<text:line-break/>1 - Partially Complete<text:line-break/>2 - Complete</text:p>
          </table:table-cell>
          <table:table-cell table:style-name="Table1.C2" office:value-type="string">
            <text:p text:style-name="P28">Client: repository/Media.java</text:p>
          </table:table-cell>
        </table:table-row>
        <table:table-row>
          <table:table-cell table:style-name="Table1.A2" office:value-type="string">
            <text:p text:style-name="P33">2</text:p>
          </table:table-cell>
          <table:table-cell table:style-name="Table1.A2" office:value-type="string">
            <text:p text:style-name="P16">A <text:span text:style-name="T4">User</text:span> can create a Gift by taking a picture (or optionally by selecting an image already stored on the device), entering a title, and optionally typing in accompanying text. </text:p>
            <text:p text:style-name="P17">Rubric:<text:line-break/>0 - Needs Improvement<text:line-break/>1 - Partially Complete: App supports taking a picture for a gift, but does not properly upload or asynchronously download the gift<text:line-break/>2 - Complete: App supports taking a picture for a gift, uploading pic to server, and asynchronous download and display of image with gifts</text:p>
          </table:table-cell>
          <table:table-cell table:style-name="Table1.C2" office:value-type="string">
            <text:p text:style-name="P28">Client: CreateGiftActivity.java and the resource /res/layout/gift_create.xml</text:p>
          </table:table-cell>
        </table:table-row>
        <table:table-row>
          <table:table-cell table:style-name="Table1.A2" office:value-type="string">
            <text:p text:style-name="P33">3a</text:p>
          </table:table-cell>
          <table:table-cell table:style-name="Table1.A2" office:value-type="string">
            <text:p text:style-name="P13">Once the Gift is complete the User can post the Gift to a <text:span text:style-name="T4">Gift Chain</text:span> (which is one or more related Gifts). </text:p>
            <text:p text:style-name="P16">Rubric:<text:line-break/>0 - Needs Improvement<text:line-break/>1 - Partially Complete<text:line-break/>2 - Complete</text:p>
          </table:table-cell>
          <table:table-cell table:style-name="Table1.C2" office:value-type="string">
            <text:p text:style-name="P28">A gift can only be created as part of a chain. See client: <text:span text:style-name="T6">DisplayChainActivity.java line 54-64</text:span></text:p>
          </table:table-cell>
        </table:table-row>
        <table:table-row>
          <table:table-cell table:style-name="Table1.A2" office:value-type="string">
            <text:p text:style-name="P33">3b</text:p>
          </table:table-cell>
          <table:table-cell table:style-name="Table1.A2" office:value-type="string">
            <text:p text:style-name="P13">Gift data is stored to and retrieved from a web-based service accessible in the cloud. </text:p>
            <text:p text:style-name="P13">Rubric:<text:line-break/>0 - Needs Improvement<text:line-break/>1 - Partially Complete<text:line-break/>2 - Complete</text:p>
          </table:table-cell>
          <table:table-cell table:style-name="Table1.C2" office:value-type="string">
            <text:p text:style-name="P29">Client: CreateGiftActivity.java line 68-104</text:p>
          </table:table-cell>
        </table:table-row>
        <table:table-row>
          <table:table-cell table:style-name="Table1.A2" office:value-type="string">
            <text:p text:style-name="P33">3c</text:p>
          </table:table-cell>
          <table:table-cell table:style-name="Table1.A2" office:value-type="string">
            <text:p text:style-name="P13">The post operation used to store Gift data requires an authenticated user account</text:p>
            <text:p text:style-name="P13">Rubric:<text:line-break/>0 - Needs Improvement: Login is not required to post a gift<text:line-break/>1 - Partially Complete: Login &amp; session cookie, Basic Auth, HMAC auth, or OAuth 2.0 bearer token required but w/out HTTPS to post gift<text:line-break/>2 - Complete: Login &amp; session cookie, Basic Auth, HMAC auth, or OAuth 2.0 bearer token required along w/HTTPS to post gift</text:p>
          </table:table-cell>
          <table:table-cell table:style-name="Table1.C2" office:value-type="string">
            <text:p text:style-name="P29">All operations require OAuth2.</text:p>
          </table:table-cell>
        </table:table-row>
        <table:table-row>
          <table:table-cell table:style-name="Table1.A2" office:value-type="string">
            <text:p text:style-name="P33">4</text:p>
          </table:table-cell>
          <table:table-cell table:style-name="Table1.A2" office:value-type="string">
            <text:p text:style-name="P16">Users can view Gifts that have been posted. </text:p>
            <text:p text:style-name="P16">Rubric:<text:line-break/>0 - Needs Improvement: Users cannot view Gifts<text:line-break/>2 - Complete: Users can view Gifts</text:p>
          </table:table-cell>
          <table:table-cell table:style-name="Table1.C2" office:value-type="string">
            <text:p text:style-name="P30">Client: DisplayGiftActivity.java</text:p>
          </table:table-cell>
        </table:table-row>
        <text:soft-page-break/>
        <table:table-row>
          <table:table-cell table:style-name="Table1.A2" office:value-type="string">
            <text:p text:style-name="P33">5a</text:p>
          </table:table-cell>
          <table:table-cell table:style-name="Table1.A2" office:value-type="string">
            <text:p text:style-name="P6">Users can do text searches for Gifts performed only on the Gift's title. <text:line-break/>Rubric:<text:line-break/>0 - Needs Improvement: The app does not provide search capabilities<text:line-break/>1 - Partially Complete: The app supports exact searches for the gifts that are managed client-side<text:line-break/>2 - Complete: The app supports exact searches for the gifts that are managed server-side</text:p>
          </table:table-cell>
          <table:table-cell table:style-name="Table1.C2" office:value-type="string">
            <text:p text:style-name="P30">Server: repository/MediaRepository.java line 22 and Client: MediaSvcApi.java lines 184-185</text:p>
          </table:table-cell>
        </table:table-row>
        <table:table-row>
          <table:table-cell table:style-name="Table1.A2" office:value-type="string">
            <text:p text:style-name="P33">5b</text:p>
          </table:table-cell>
          <table:table-cell table:style-name="Table1.A2" office:value-type="string">
            <text:p text:style-name="P13">Gifts matching the search criterion are returned for user viewing.</text:p>
            <text:p text:style-name="P16">Rubric:<text:line-break/>0 - Needs Improvement: The app does not provide search capabilities<text:line-break/>1 - Partially Complete: The app properly searches for gifts matching the specified criteria client-side<text:line-break/>2 - Complete: The app properly searches for gifts matching the specified criteria se<text:span text:style-name="T5">r</text:span>ver-side</text:p>
          </table:table-cell>
          <table:table-cell table:style-name="Table1.C2" office:value-type="string">
            <text:p text:style-name="P31">See above.</text:p>
          </table:table-cell>
        </table:table-row>
        <table:table-row>
          <table:table-cell table:style-name="Table1.A2" office:value-type="string">
            <text:p text:style-name="P33">6a</text:p>
          </table:table-cell>
          <table:table-cell table:style-name="Table1.A2" office:value-type="string">
            <text:p text:style-name="P6">Users can indicate that they were <text:span text:style-name="T4">touched</text:span> by a Gift, at most once per Gift (i.e., double touching is not allowed) <text:line-break/>Rubric:<text:line-break/>0 - Needs Improvement: App does not include touched marker<text:line-break/>1 - Partially Complete: App includes ability to be touched by a gift, but does not prevent double "touching"<text:line-break/>2 - Complete: Includes ability to be touched by a gift &amp; double "touching" is not permitted</text:p>
          </table:table-cell>
          <table:table-cell table:style-name="Table1.C2" office:value-type="string">
            <text:p text:style-name="P30">Client: DisplayGiftActivity.java lines 103-117</text:p>
          </table:table-cell>
        </table:table-row>
        <table:table-row>
          <table:table-cell table:style-name="Table1.A2" office:value-type="string">
            <text:p text:style-name="P33">6b</text:p>
          </table:table-cell>
          <table:table-cell table:style-name="Table1.A2" office:value-type="string">
            <text:p text:style-name="P6">Users can flag Gifts as being obscene or inappropriate. Users can set a preference that prevents the display of Gifts flagged as obscene or inappropriate.<text:line-break/>Rubric:<text:line-break/>0 - Needs Improvement: App does not include obscene flags<text:line-break/>1 - Partially complete: App includes ability to flag a gift as obscene but does not properly filter out gifts flagged as obscene<text:line-break/>2 - Complete: Includes ability to flag gift as obscene &amp; properly filters out obscene gifts</text:p>
          </table:table-cell>
          <table:table-cell table:style-name="Table1.C2" office:value-type="string">
            <text:p text:style-name="P30">Client: DisplayGiftActivity.java lines 125-141, MediaSvcApi.java lines 149-150, </text:p>
          </table:table-cell>
        </table:table-row>
        <table:table-row>
          <table:table-cell table:style-name="Table1.A2" office:value-type="string">
            <text:p text:style-name="P33">7a</text:p>
          </table:table-cell>
          <table:table-cell table:style-name="Table1.A2" office:value-type="string">
            <text:p text:style-name="P13">Touched counts are displayed with each Gift</text:p>
            <text:p text:style-name="P19">Rubric:<text:line-break/>0 - Needs Improvement: App does not track touched counts <text:line-break/>1 - Partially Complete:Touched counts are displayed w/ each gift but the counts are only updated when the associated Activity or App is launched <text:line-break/>2 - Complete:Touched counts displayed w/each gift. e.g., auto-poll updates at specified intervals, push notifications for real-time updates, etc</text:p>
          </table:table-cell>
          <table:table-cell table:style-name="Table1.C2" office:value-type="string">
            <text:p text:style-name="P30">Client: DisplayGiftActivity.java lines 100-101 and GiftArrayAdapter.java lines 123-124</text:p>
          </table:table-cell>
        </table:table-row>
        <table:table-row>
          <table:table-cell table:style-name="Table1.A2" office:value-type="string">
            <text:p text:style-name="P33">7b</text:p>
          </table:table-cell>
          <table:table-cell table:style-name="Table1.A2" office:value-type="string">
            <text:p text:style-name="P5">Touched counts can be periodically updated in accordance with a user-specified preference (e.g., Touched counts are updated every 1, 5 or 60 minutes) or updated via push notifications for continuous updates.<text:line-break/>Rubric:<text:line-break/>0 - Needs Improvement: Touched counts are not updated<text:line-break/>1 - Partially Complete: Touched counts are updated periodically, but not via a user-specified preference<text:line-break/>2 - Complete: Touched counts are updated based on a user-specified preference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3">8</text:p>
          </table:table-cell>
          <table:table-cell table:style-name="Table1.A2" office:value-type="string">
            <text:p text:style-name="P13">App can display information about the top “Gift givers,” i.e., those whose Gifts have touched the most people.</text:p>
            <text:p text:style-name="P18">Rubric:<text:line-break/>0 - Complete: The app includes a list of the top gift givers<text:line-break/>1 - Partially Complete: The app includes counts of the number of gifts given by each user<text:line-break/>2 - Complete: The app includes a list of the top gift givers</text:p>
          </table:table-cell>
          <table:table-cell table:style-name="Table1.C2" office:value-type="string">
            <text:p text:style-name="P2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FreeSans" fo:font-weight="bold" officeooo:rsid="000eeafd" officeooo:paragraph-rsid="0010a579" style:font-weight-asian="bold" style:font-weight-complex="bold"/>
    </style:style>
    <style:style style:name="MP2" style:family="paragraph" style:parent-style-name="Text_20_body">
      <style:text-properties style:font-name="FreeSans" officeooo:rsid="00135086" officeooo:paragraph-rsid="0013508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OTLATCH PROJECT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dy Warren</meta:initial-creator>
    <meta:creation-date>2014-11-30T09:21:21.562125624</meta:creation-date>
    <dc:date>2014-12-01T00:26:41.805691653</dc:date>
    <dc:creator>Larry Fenske</dc:creator>
    <meta:editing-duration>PT3H27M34S</meta:editing-duration>
    <meta:editing-cycles>11</meta:editing-cycles>
    <meta:generator>LibreOffice/4.2.7.2$Linux_X86_64 LibreOffice_project/420m0$Build-2</meta:generator>
    <meta:document-statistic meta:table-count="1" meta:image-count="0" meta:object-count="0" meta:page-count="3" meta:paragraph-count="92" meta:word-count="1379" meta:character-count="8616" meta:non-whitespace-character-count="7313"/>
  </office:meta>
</office:document-meta>
</file>